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31.5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31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1.287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0.666cm"/>
      <style:paragraph-properties style:writing-mode="lr-tb"/>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fo:min-height="1.328cm"/>
      <style:paragraph-properties style:writing-mode="lr-tb"/>
    </style:style>
    <style:style style:name="pr4" style:family="presentation" style:parent-style-name="Blue_5f_Curve1-notes">
      <style:graphic-properties draw:fill-color="#ffffff" fo:min-height="13.364cm"/>
      <style:paragraph-properties style:writing-mode="lr-tb"/>
    </style:style>
    <style:style style:name="pr5" style:family="presentation" style:parent-style-name="Blue_5f_Curve1-outline1">
      <style:graphic-properties fo:min-height="10.001cm"/>
      <style:paragraph-properties style:writing-mode="lr-tb"/>
    </style:style>
    <style:style style:name="co1" style:family="table-column">
      <style:table-column-properties style:column-width="17.962cm" style:use-optimal-column-width="false"/>
    </style:style>
    <style:style style:name="co2" style:family="table-column">
      <style:table-column-properties style:column-width="9.584cm" style:use-optimal-column-width="false"/>
    </style:style>
    <style:style style:name="ro1" style:family="table-row">
      <style:table-row-properties style:row-height="0.895cm" style:use-optimal-row-height="false"/>
    </style:style>
    <style:style style:name="ro2" style:family="table-row">
      <style:table-row-properties style:row-height="1.114cm" style:use-optimal-row-height="false"/>
    </style:style>
    <style:style style:name="ro3" style:family="table-row">
      <style:table-row-properties style:row-height="1.102cm" style:use-optimal-row-height="false"/>
    </style:style>
    <style:style style:name="ro4" style:family="table-row">
      <style:table-row-properties style:row-height="1.006cm" style:use-optimal-row-height="false"/>
    </style:style>
    <style:style style:name="ro5" style:family="table-row">
      <style:table-row-properties style:row-height="0.915cm" style:use-optimal-row-height="false"/>
    </style:style>
    <style:style style:name="ro6" style:family="table-row">
      <style:table-row-properties style:row-height="1.107cm" style:use-optimal-row-height="false"/>
    </style:style>
    <style:style style:name="ce1" style:family="table-cell">
      <style:text-properties fo:font-size="15pt" style:font-size-asian="15pt" style:font-size-complex="15pt"/>
    </style:style>
    <style:style style:name="ce2" style:family="table-cell">
      <style:text-properties fo:font-size="15pt" fo:font-weight="normal" style:font-size-asian="15pt" style:font-weight-asian="normal" style:font-size-complex="15pt" style:font-weight-complex="normal"/>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text-properties style:font-size-asian="15pt" style:font-size-complex="15pt"/>
    </style:style>
    <style:style style:name="P4" style:family="paragraph">
      <style:text-properties fo:font-size="15pt" style:font-size-asian="15pt" style:font-size-complex="15pt"/>
    </style:style>
    <style:style style:name="P5" style:family="paragraph">
      <style:text-properties fo:font-size="15pt" fo:font-weight="normal" style:font-size-asian="15pt" style:font-weight-asian="normal" style:font-size-complex="15pt" style:font-weight-complex="normal"/>
    </style:style>
    <style:style style:name="P6" style:family="paragraph">
      <loext:graphic-properties draw:fill="none" draw:fill-color="#ffffff"/>
      <style:paragraph-properties style:writing-mode="lr-tb"/>
    </style:style>
    <style:style style:name="P7" style:family="paragraph">
      <style:paragraph-properties fo:margin-left="0cm" fo:margin-right="0cm" fo:margin-top="0cm" fo:margin-bottom="0cm" fo:line-height="100%" fo:text-indent="0cm"/>
    </style:style>
    <style:style style:name="P8" style:family="paragraph">
      <loext:graphic-properties draw:fill="none" draw:fill-color="#ffffff"/>
    </style:style>
    <style:style style:name="P9" style:family="paragraph">
      <loext:graphic-properties draw:fill-color="#ffffff"/>
    </style:style>
    <style:style style:name="P10" style:family="paragraph">
      <style:paragraph-properties style:writing-mode="lr-tb"/>
      <style:text-properties fo:font-size="22pt" style:font-size-asian="22pt" style:font-size-complex="22pt"/>
    </style:style>
    <style:style style:name="P11" style:family="paragraph">
      <loext:graphic-properties draw:fill="none" draw:fill-color="#ffffff"/>
      <style:paragraph-properties style:writing-mode="lr-tb"/>
      <style:text-properties fo:font-size="12pt" style:font-size-asian="12pt" style:font-size-complex="12pt"/>
    </style:style>
    <style:style style:name="T1" style:family="text">
      <style:text-properties fo:font-size="15pt" style:font-size-asian="15pt" style:font-size-complex="15pt"/>
    </style:style>
    <style:style style:name="T2" style:family="text">
      <style:text-properties fo:font-size="15pt" fo:font-weight="normal" style:font-size-asian="15pt" style:font-weight-asian="normal" style:font-size-complex="15pt" style:font-weight-complex="normal"/>
    </style:style>
    <style:style style:name="T3" style:family="text">
      <style:text-properties fo:font-size="21pt" style:font-size-asian="21pt" style:font-size-complex="21pt"/>
    </style:style>
    <style:style style:name="T4" style:family="text">
      <style:text-properties fo:font-size="22pt" style:font-size-asian="22pt" style:font-size-complex="22pt"/>
    </style:style>
    <style:style style:name="T5" style:family="text">
      <style:text-properties fo:font-size="16pt" style:font-size-asian="16pt" style:font-size-complex="16pt"/>
    </style:style>
    <style:style style:name="T6" style:family="text">
      <style:text-properties fo:font-size="16pt" fo:font-weight="bold" style:font-size-asian="16pt" style:font-weight-asian="bold" style:font-size-complex="16pt" style:font-weight-complex="bold"/>
    </style:style>
    <style:style style:name="T7" style:family="text">
      <style:text-properties fo:font-size="21pt" fo:font-weight="bold" style:font-size-asian="21pt" style:font-weight-asian="bold" style:font-size-complex="2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More on Strings</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Some Commonly Used String Methods</text:p>
          </draw:text-box>
        </draw:frame>
        <draw:frame draw:style-name="standard" draw:layer="layout" svg:width="27.545cm" svg:height="13.76cm" svg:x="0.286cm" svg:y="2.158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text:span text:style-name="T1">count(): Returns the number of times a specified value occurs in a string</text:span></text:p>
              </table:table-cell>
              <table:table-cell/>
            </table:table-row>
            <table:table-row table:style-name="ro2" table:default-cell-style-name="ce1">
              <table:table-cell>
                <text:p text:style-name="P3"><text:span text:style-name="T1">startswith(): Returns true if the string starts with the specified value</text:span></text:p>
              </table:table-cell>
              <table:table-cell/>
            </table:table-row>
            <table:table-row table:style-name="ro3" table:default-cell-style-name="ce1">
              <table:table-cell>
                <text:p text:style-name="P3"><text:span text:style-name="T1">endswith(): Returns true if the string ends with the specified value</text:span></text:p>
              </table:table-cell>
              <table:table-cell>
                <text:list text:style-name="L2">
                  <text:list-header>
                    <text:p text:style-name="P4"><text:span text:style-name="T1">Form validation of an email ID</text:span></text:p>
                  </text:list-header>
                </text:list>
              </table:table-cell>
            </table:table-row>
            <table:table-row table:style-name="ro3" table:default-cell-style-name="ce1">
              <table:table-cell>
                <text:p text:style-name="P3"><text:span text:style-name="T1">isalpha(): Returns True if all characters in the string are in the alphabet</text:span></text:p>
              </table:table-cell>
              <table:table-cell>
                <text:list text:continue-numbering="true" text:style-name="L2">
                  <text:list-header>
                    <text:p text:style-name="P4"><text:span text:style-name="T1">Usage: Form validation</text:span></text:p>
                  </text:list-header>
                </text:list>
              </table:table-cell>
            </table:table-row>
            <table:table-row table:style-name="ro3" table:default-cell-style-name="ce1">
              <table:table-cell>
                <text:p text:style-name="P3"><text:span text:style-name="T2">isdigit(): Returns True if all characters in the string are digits</text:span></text:p>
              </table:table-cell>
              <table:table-cell>
                <text:list text:continue-numbering="true" text:style-name="L2">
                  <text:list-header>
                    <text:p text:style-name="P4"><text:span text:style-name="T1">Usage: Form validation</text:span></text:p>
                  </text:list-header>
                </text:list>
              </table:table-cell>
            </table:table-row>
            <table:table-row table:style-name="ro4" table:default-cell-style-name="ce1">
              <table:table-cell>
                <text:p text:style-name="P3"><text:span text:style-name="T1">isspace(): Returns True if all characters in the string are whitespaces</text:span></text:p>
              </table:table-cell>
              <table:table-cell>
                <text:list text:continue-numbering="true" text:style-name="L2">
                  <text:list-header>
                    <text:p text:style-name="P4"><text:span text:style-name="T1">Usage: Form validation</text:span></text:p>
                  </text:list-header>
                </text:list>
              </table:table-cell>
            </table:table-row>
            <table:table-row table:style-name="ro3" table:default-cell-style-name="ce1">
              <table:table-cell>
                <text:p text:style-name="P3"><text:span text:style-name="T1">islower(): Returns True if all characters in the string are lower case</text:span></text:p>
                <text:p text:style-name="P3"><text:span text:style-name="T1">isupper(): Returns True if all characters in the string are upper case</text:span></text:p>
              </table:table-cell>
              <table:table-cell/>
            </table:table-row>
            <table:table-row table:style-name="ro3" table:default-cell-style-name="ce1">
              <table:table-cell>
                <text:p text:style-name="P3"><text:span text:style-name="T1">lower(): Converts a string into lower case</text:span></text:p>
                <text:p text:style-name="P3"><text:span text:style-name="T1">upper(): Converts a string into upper case</text:span></text:p>
              </table:table-cell>
              <table:table-cell>
                <text:list text:continue-numbering="true" text:style-name="L2">
                  <text:list-header>
                    <text:p text:style-name="P4"><text:span text:style-name="T1">Used in palindrome check.</text:span></text:p>
                  </text:list-header>
                </text:list>
              </table:table-cell>
            </table:table-row>
            <table:table-row table:style-name="ro5" table:default-cell-style-name="ce1">
              <table:table-cell>
                <text:p text:style-name="P3"><text:span text:style-name="T1">split(): Splits the string at the specified separator, and returns a list</text:span></text:p>
              </table:table-cell>
              <table:table-cell>
                <text:list text:continue-numbering="true" text:style-name="L2">
                  <text:list-header>
                    <text:p text:style-name="P4"><text:span text:style-name="T1">Usage: File processing</text:span></text:p>
                  </text:list-header>
                </text:list>
              </table:table-cell>
            </table:table-row>
            <table:table-row table:style-name="ro6">
              <table:table-cell table:style-name="ce1">
                <text:p text:style-name="P3"><text:span text:style-name="T1">splitlines(): Splits the string at line breaks and returns a list</text:span></text:p>
              </table:table-cell>
              <table:table-cell table:style-name="ce2">
                <text:list text:continue-numbering="true" text:style-name="L2">
                  <text:list-header>
                    <text:p text:style-name="P5"><text:span text:style-name="T2">Usage: File processing</text:span></text:p>
                  </text:list-header>
                </text:list>
              </table:table-cell>
            </table:table-row>
            <table:table-row table:style-name="ro6" table:default-cell-style-name="ce1">
              <table:table-cell>
                <text:p text:style-name="P3"><text:span text:style-name="T1">strip(): Returns a trimmed version of the string</text:span></text:p>
              </table:table-cell>
              <table:table-cell/>
            </table:table-row>
            <table:table-row table:style-name="ro6" table:default-cell-style-name="ce1">
              <table:table-cell>
                <text:p text:style-name="P3"><text:span text:style-name="T1">zfill(): Fills the string with a specified number of 0 values at the beginning</text:span></text:p>
              </table:table-cell>
              <table:table-cell>
                <text:list text:continue-numbering="true" text:style-name="L2">
                  <text:list-header>
                    <text:p text:style-name="P4"><text:span text:style-name="T1">Left padding a string with 0s (ex. phn no)</text:span></text:p>
                  </text:list-header>
                </text:list>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2" presentation:class="page"/>
          <draw:frame presentation:style-name="pr4" draw:text-style-name="P2" draw:layer="layout" svg:width="16.799cm" svg:height="13.364cm" svg:x="2.1cm" svg:y="14.107cm" presentation:class="notes" presentation:placeholder="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Count of each alphabet</text:p>
          </draw:text-box>
        </draw:frame>
        <draw:frame draw:style-name="gr2" draw:text-style-name="P6" draw:layer="layout" svg:width="16.5cm" svg:height="40.067cm" svg:x="1cm" svg:y="2.5cm">
          <draw:text-box>
            <text:p>for i in string.ascii_letters: print(i, x.count(i))</text:p>
            <text:p/>
            <text:p>a 39</text:p>
            <text:p>b 6</text:p>
            <text:p>c 21</text:p>
            <text:p>d 11</text:p>
            <text:p>e 71</text:p>
            <text:p>f 6</text:p>
            <text:p>g 15</text:p>
            <text:p>h 27</text:p>
            <text:p>i 31</text:p>
            <text:p>j 1</text:p>
            <text:p>k 3</text:p>
            <text:p>l 27</text:p>
            <text:p>m 6</text:p>
            <text:p>n 40</text:p>
            <text:p>o 32</text:p>
            <text:p>p 10</text:p>
            <text:p>q 4</text:p>
            <text:p>r 31</text:p>
            <text:p>s 37</text:p>
            <text:p>t 59</text:p>
            <text:p>u 13</text:p>
            <text:p>v 3</text:p>
            <text:p>w 6</text:p>
            <text:p>x 1</text:p>
            <text:p>y 12</text:p>
            <text:p>z 1</text:p>
            <text:p>A 2</text:p>
            <text:p>B 0</text:p>
            <text:p>C 0</text:p>
            <text:p>D 0</text:p>
            <text:p>E 0</text:p>
            <text:p>F 0</text:p>
            <text:p>G 0</text:p>
            <text:p>H 0</text:p>
            <text:p>I 1</text:p>
            <text:p>J 0</text:p>
            <text:p>K 0</text:p>
            <text:p>L 1</text:p>
            <text:p>M 0</text:p>
            <text:p>N 1</text:p>
            <text:p>O 1</text:p>
            <text:p>P 5</text:p>
            <text:p>Q 0</text:p>
            <text:p>R 1</text:p>
            <text:p>S 2</text:p>
            <text:p>T 1</text:p>
            <text:p>U 0</text:p>
            <text:p>V 0</text:p>
            <text:p>W 0</text:p>
            <text:p>X 0</text:p>
            <text:p>Y 0</text:p>
            <text:p>Z 0</text:p>
            <text:p/>
            <text:p/>
          </draw:text-box>
        </draw:frame>
        <presentation:notes draw:style-name="dp2">
          <draw:page-thumbnail draw:style-name="gr1" draw:layer="layout" svg:width="14.848cm" svg:height="11.136cm" svg:x="3.075cm" svg:y="2.257cm" draw:page-number="3" presentation:class="page"/>
          <draw:frame presentation:style-name="pr4" draw:text-style-name="P2"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draw:style-name="gr3" draw:text-style-name="P6" draw:layer="layout" svg:width="26.5cm" svg:height="31.25cm" svg:x="0.5cm" svg:y="2.5cm">
          <draw:text-box>
            <text:p>x = "A line about Python String from the book 'Pg 191, Learning Python (O'Reilly, 5e)': Strictly speaking, Python strings are categorized as immutable sequences, meaning that the characters they contain have a left-to-right positional order and that they cannot be changed in place. In fact, strings are the first representative of the larger class of objects called sequences that we will study here. Pay special attention to the sequence operations introduced in this post, because they will work the same on other sequence types we’ll explore later, such as lists and tuples. Note: All string methods returns new values. They do not change the original string."</text:p>
            <text:p/>
            <text:p>print(len(x))</text:p>
            <text:p>print(len(x.split())) # it by default splits on space</text:p>
            <text:p>print(len(x.split("."))) # this splits the string on full stop</text:p>
            <text:p/>
            <text:p>658</text:p>
            <text:p>105</text:p>
            <text:p>6</text:p>
          </draw:text-box>
        </draw:frame>
        <draw:frame presentation:style-name="pr3" draw:text-style-name="P1" draw:layer="layout" svg:width="26cm" svg:height="1.328cm" svg:x="1cm" svg:y="0.499cm" presentation:class="title" presentation:user-transformed="true">
          <draw:text-box>
            <text:p><text:span text:style-name="T3">Count of characters, count of words and count of sentences in a given string</text:span></text:p>
          </draw:text-box>
        </draw:frame>
        <presentation:notes draw:style-name="dp2">
          <draw:page-thumbnail draw:style-name="gr1" draw:layer="layout" svg:width="14.848cm" svg:height="11.136cm" svg:x="3.075cm" svg:y="2.257cm" draw:page-number="4" presentation:class="page"/>
          <draw:frame presentation:style-name="pr4" draw:text-style-name="P2"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split()</text:p>
          </draw:text-box>
        </draw:frame>
        <draw:frame draw:style-name="gr4" draw:text-style-name="P8" draw:layer="layout" svg:width="21cm" svg:height="9.494cm" svg:x="1.5cm" svg:y="3cm">
          <draw:text-box>
            <text:p>Date of birth:</text:p>
            <text:p>23-07-2023 -&gt; extract date or month or year</text:p>
            <text:p>20/07/2023 -&gt; extract date or month or year</text:p>
            <text:p/>
            <text:p>20 Jun 2023 -&gt; extract date or month or year</text:p>
            <text:p/>
            <text:p>05.01.2015 -&gt; extract date or month or year</text:p>
            <text:p text:style-name="P7">5.1.2015 (do it using date formatting)</text:p>
            <text:p text:style-name="P7"/>
            <text:p>Way 1: slice[]</text:p>
            <text:p>Way 2: split()</text:p>
            <text:p>Way 3: Date Formatting</text:p>
            <text:p>d = dateutil.parser.parse("5.1.2015", dayfirst=True)</text:p>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4" draw:text-style-name="P9"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3" draw:text-style-name="P10" draw:layer="layout" svg:width="26cm" svg:height="1.328cm" svg:x="1cm" svg:y="0.5cm" presentation:class="title" presentation:user-transformed="true">
          <draw:text-box>
            <text:p><text:span text:style-name="T4">Find first occurence of ‘that’, and find all occurences of the word ‘that’</text:span></text:p>
          </draw:text-box>
        </draw:frame>
        <draw:frame draw:style-name="gr5" draw:text-style-name="P11" draw:layer="layout" svg:width="21.5cm" svg:height="11.537cm" svg:x="0.5cm" svg:y="2.479cm">
          <draw:text-box>
            <text:p><text:span text:style-name="T5">x.find('that') # This gives you the starting index of first occurence</text:span></text:p>
            <text:p><text:span text:style-name="T5"/></text:p>
            <text:p><text:span text:style-name="T5">165</text:span></text:p>
            <text:p><text:span text:style-name="T5"/></text:p>
            <text:p><text:span text:style-name="T5">print(x[x.find('that') : x.find('that') + 15])</text:span></text:p>
            <text:p><text:span text:style-name="T5"/></text:p>
            <text:p><text:span text:style-name="T5">that the charac</text:span></text:p>
            <text:p><text:span text:style-name="T5"/></text:p>
            <text:p><text:span text:style-name="T5">pattern = 'that'</text:span></text:p>
            <text:p><text:span text:style-name="T5">for match in re.finditer(pattern, x):</text:span></text:p>
            <text:p><text:span text:style-name="T5"><text:s text:c="4"/></text:span><text:span text:style-name="T5">s = match.start()</text:span></text:p>
            <text:p><text:span text:style-name="T5"><text:s text:c="4"/></text:span><text:span text:style-name="T5">e = match.end()</text:span></text:p>
            <text:p><text:span text:style-name="T5"><text:s text:c="4"/></text:span><text:span text:style-name="T5"># print('String match "%s" at slice %d:%d' % (x[s:e], s, e))</text:span></text:p>
            <text:p><text:span text:style-name="T5"><text:s text:c="4"/></text:span><text:span text:style-name="T5">print('String match "{}" at slice {}:{}'.format(x[s:e], s, e))</text:span></text:p>
            <text:p><text:span text:style-name="T5"/></text:p>
            <text:p><text:span text:style-name="T5">String match "that" at slice 165:169</text:span></text:p>
            <text:p><text:span text:style-name="T5">String match "that" at slice 240:244</text:span></text:p>
            <text:p><text:span text:style-name="T5">String match "that" at slice 372:376</text:span></text:p>
          </draw:text-box>
        </draw:frame>
        <presentation:notes draw:style-name="dp2">
          <draw:page-thumbnail draw:style-name="gr1" draw:layer="layout" svg:width="14.848cm" svg:height="11.136cm" svg:x="3.075cm" svg:y="2.257cm" draw:page-number="6" presentation:class="page"/>
          <draw:frame presentation:style-name="pr4" draw:text-style-name="P2"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5" draw:layer="layout" svg:width="26cm" svg:height="10cm" svg:x="1cm" svg:y="3cm" presentation:class="outline" presentation:placeholder="true">
          <draw:text-box/>
        </draw:frame>
        <draw:frame presentation:style-name="pr3" draw:text-style-name="P10" draw:layer="layout" svg:width="26cm" svg:height="1.328cm" svg:x="1cm" svg:y="0.5cm" presentation:class="title" presentation:user-transformed="true">
          <draw:text-box>
            <text:p><text:span text:style-name="T4">Find first occurence of ‘in’, and find all occurences of the word ‘in’</text:span></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4" draw:text-style-name="P9"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Startswith() and Endswith()</text:p>
          </draw:text-box>
        </draw:frame>
        <draw:frame draw:style-name="gr6" draw:text-style-name="P6" draw:layer="layout" svg:width="23.5cm" svg:height="10.916cm" svg:x="1.5cm" svg:y="2.5cm">
          <draw:text-box>
            <text:p><text:span text:style-name="T5"># How to check if a phone number is from a particular country?</text:span></text:p>
            <text:p><text:span text:style-name="T5"># Condition for a number to come from a particular country is it’s starting country code</text:span></text:p>
            <text:p><text:span text:style-name="T5">print('+917651179969'.</text:span><text:span text:style-name="T6">startswith</text:span><text:span text:style-name="T5">('+91')) # India</text:span></text:p>
            <text:p><text:span text:style-name="T5">print('+917651179969'.</text:span><text:span text:style-name="T6">startswith</text:span><text:span text:style-name="T5">('+92')) # Pakistan</text:span></text:p>
            <text:p text:style-name="P7"><text:span text:style-name="T5">print('+17644479969'.</text:span><text:span text:style-name="T6">startswith</text:span><text:span text:style-name="T5">('+1)) # US and Canada</text:span></text:p>
            <text:p text:style-name="P7"/>
            <text:p><text:span text:style-name="T5">True</text:span></text:p>
            <text:p><text:span text:style-name="T5">False</text:span></text:p>
            <text:p><text:span text:style-name="T5">True</text:span></text:p>
            <text:p/>
            <text:p><text:span text:style-name="T5"># How to check if a person’s DOB is from 2003? Assuming that DOB is following a pattern...</text:span></text:p>
            <text:p/>
            <text:p><text:span text:style-name="T5">dates_of_birth = ['01/01/2003', '02/01/2004', '07/07/2003',</text:span></text:p>
            <text:p><text:span text:style-name="T5"><text:s text:c="18"/></text:span><text:span text:style-name="T5">'03/02/2003', '04/03/2004', '05/03/2004']</text:span></text:p>
            <text:p><text:span text:style-name="T5">for i in dates_of_birth:</text:span></text:p>
            <text:p><text:span text:style-name="T5"><text:s text:c="4"/></text:span><text:span text:style-name="T5">if i.</text:span><text:span text:style-name="T6">endswith</text:span><text:span text:style-name="T5">('2003'): print(i)</text:span></text:p>
          </draw:text-box>
        </draw:frame>
        <presentation:notes draw:style-name="dp2">
          <draw:page-thumbnail draw:style-name="gr1" draw:layer="layout" svg:width="14.848cm" svg:height="11.136cm" svg:x="3.075cm" svg:y="2.257cm" draw:page-number="8" presentation:class="page"/>
          <draw:frame presentation:style-name="pr4" draw:text-style-name="P2"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Split and SplitLines</text:p>
          </draw:text-box>
        </draw:frame>
        <draw:frame presentation:style-name="pr5" draw:text-style-name="P1" draw:layer="layout" svg:width="26cm" svg:height="10cm" svg:x="1cm" svg:y="3cm" presentation:class="outline">
          <draw:text-box>
            <text:list text:style-name="L3">
              <text:list-header>
                <text:p># split()</text:p>
                <text:p>string = 'Jack Smith Junior is a good boy'</text:p>
                <text:p>string.split()</text:p>
                <text:p/>
                <text:p># splitlines()</text:p>
                <text:p>string2 = """Jack Smith Junior is a good boy</text:p>
                <text:p>He loves programming"""</text:p>
                <text:p>string2.splitlines()</text:p>
              </text:list-header>
            </text:list>
          </draw:text-box>
        </draw:frame>
        <presentation:notes draw:style-name="dp2">
          <draw:page-thumbnail draw:style-name="gr1" draw:layer="layout" svg:width="14.848cm" svg:height="11.136cm" svg:x="3.075cm" svg:y="2.257cm" draw:page-number="9" presentation:class="page"/>
          <draw:frame presentation:style-name="pr4" draw:text-style-name="P2"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Note About String in Python</text:p>
          </draw:text-box>
        </draw:frame>
        <draw:frame presentation:style-name="pr5" draw:text-style-name="P1" draw:layer="layout" svg:width="26cm" svg:height="10cm" svg:x="1cm" svg:y="3cm" presentation:class="outline" presentation:user-transformed="true">
          <draw:text-box>
            <text:list text:style-name="L3">
              <text:list-header>
                <text:p><text:span text:style-name="T3">A line about Python String from the book "Pg 191, Learning Python (O'Reilly, 5e)": <text:s/></text:span></text:p>
                <text:p><text:span text:style-name="T3">Strictly speaking, Python strings are categorized as immutable sequences, meaning that the characters they contain have a left-to-right positional order and that they cannot be changed in place. In fact, strings are the first representative of the larger class of objects called sequences that we will study here. Pay special attention to the sequence operations introduced in this post, because they will work the same on other sequence types we’ll explore later, such as lists and tuples.</text:span></text:p>
                <text:p><text:span text:style-name="T7">Note: All string methods returns new values. They do not change the original string.</text:span></text:p>
              </text:list-header>
            </text:list>
          </draw:text-box>
        </draw:frame>
        <presentation:notes draw:style-name="dp2">
          <draw:page-thumbnail draw:style-name="gr1" draw:layer="layout" svg:width="14.848cm" svg:height="11.136cm" svg:x="3.075cm" svg:y="2.257cm" draw:page-number="10" presentation:class="page"/>
          <draw:frame presentation:style-name="pr4"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9</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9</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9</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4-13T17:39:57.277840064</meta:creation-date>
    <meta:editing-duration>PT5H3M32S</meta:editing-duration>
    <meta:editing-cycles>35</meta:editing-cycles>
    <meta:generator>LibreOffice/7.3.7.2$Linux_X86_64 LibreOffice_project/30$Build-2</meta:generator>
    <dc:title>Blue Curve</dc:title>
    <dc:date>2023-06-02T21:50:09.165416738</dc:date>
    <meta:document-statistic meta:object-count="74"/>
  </office:meta>
</office:document-meta>
</file>